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78" table:default-cell-style-name="ce1"/>
        <table:table-row table:style-name="ro1">
          <table:table-cell office:value-type="float" office:value="15620" calcext:value-type="float">
            <text:p>1562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5624" calcext:value-type="float">
            <text:p>156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621" calcext:value-type="float">
            <text:p>1562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15624" calcext:value-type="float">
            <text:p>1562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5622" calcext:value-type="float">
            <text:p>1562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5624" calcext:value-type="float">
            <text:p>156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623" calcext:value-type="float">
            <text:p>1562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5624" calcext:value-type="float">
            <text:p>156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float" office:value="15624" calcext:value-type="float">
            <text:p>1562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5624" calcext:value-type="float">
            <text:p>156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15625" calcext:value-type="float">
            <text:p>156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633" calcext:value-type="float">
            <text:p>1563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office:value-type="float" office:value="15626" calcext:value-type="float">
            <text:p>1562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633" calcext:value-type="float">
            <text:p>1563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15627" calcext:value-type="float">
            <text:p>1562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5633" calcext:value-type="float">
            <text:p>1563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5628" calcext:value-type="float">
            <text:p>1562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5633" calcext:value-type="float">
            <text:p>1563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629" calcext:value-type="float">
            <text:p>1562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633" calcext:value-type="float">
            <text:p>1563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630" calcext:value-type="float">
            <text:p>1563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15633" calcext:value-type="float">
            <text:p>1563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7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Default" table:number-columns-repeated="2"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Default"/>
          <table:table-cell table:number-columns-repeated="2"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float" office:value="9" calcext:value-type="float">
            <text:p>9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table:style-name="Default"/>
          <table:table-cell table:number-columns-repeated="2"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Default"/>
          <table:table-cell table:number-columns-repeated="2" office:value-type="float" office:value="3" calcext:value-type="float">
            <text:p>3</text:p>
          </table:table-cell>
          <table:table-cell table:number-columns-repeated="16378"/>
        </table:table-row>
        <table:table-row table:style-name="ro1" table:number-rows-repeated="10">
          <table:table-cell table:number-columns-repeated="4"/>
          <table:table-cell table:style-name="Default" table:number-columns-repeated="2"/>
          <table:table-cell table:number-columns-repeated="16378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5T14:54:50.538108688</meta:creation-date>
    <dc:date>2025-10-25T15:16:45.699838842</dc:date>
    <meta:editing-duration>PT21M56S</meta:editing-duration>
    <meta:editing-cycles>1</meta:editing-cycles>
    <meta:document-statistic meta:table-count="1" meta:cell-count="99" meta:object-count="0"/>
    <meta:generator>LibreOffice/7.4.7.2$Linux_AARCH64 LibreOffice_project/40$Build-2</meta:generator>
  </office:meta>
</office:document-meta>
</file>